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58742436212222275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6577184684525399378"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173255706600530042"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pan text:style-name="T1">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15">&lt;<text:span text:style-name="T20">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text:span text:style-name="T1">эш.</text:span>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text:span text:style-name="T1">эш</text:span>,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text:span text:style-name="T1">Нэш</text:span>,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19">Bionic-Hill’а</text:span>. <text:span text:style-name="T1">Разноцветное искрение снежинок в мягком свете фонарей</text:span> создавал<text:span text:style-name="T1">о</text:span> атмосферу <text:span text:style-name="T6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9">Музыка быстрая, тревожная, надорваная и печальная (Pet Shop Boys “So Hard” ?)</text:p>
      <text:p text:style-name="P23"/>
      <text:p text:style-name="P10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495092836623203451" text:style-name="L4">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text:soft-page-break/>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oft-page-break/><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text:soft-page-break/>–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text:soft-page-break/>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text:soft-page-break/>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text:soft-page-break/>–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3">Mark Knopfler - </text:span><text:span text:style-name="T52">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5">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6">эт правда?</text:span></text:p>
      <text:p text:style-name="P43"><text:soft-page-break/><text:span text:style-name="T13">– </text:span><text:span text:style-name="T56">Какая из? Их много, вообще-то. Ик!</text:span></text:p>
      <text:p text:style-name="P4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3"><text:span text:style-name="T13">– </text:span><text:span text:style-name="T56">Пока не умру?</text:span></text:p>
      <text:p text:style-name="P4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5">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text:span text:style-name="T1">Деградация</text:span></text:h>
      <text:p text:style-name="P41">&lt;<text:span text:style-name="T58">David Bowie - Lets Dance/ Ashes To Ashes</text:span></text:p>
      <text:p text:style-name="P41"><text:span text:style-name="T58">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oft-page-break/><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9">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8">&lt;</text:span><text:span text:style-name="T50">Metallica-Enter Sandman</text:span><text:span text:style-name="T8">&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49">Elo - Sorrow about to fall</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text:soft-page-break/>–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Это уже слишком!</text:p>
      <text:p text:style-name="P4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46">…</text:p>
      <text:p text:style-name="P53">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голубого цвета. Сквозь ресницы видны только его расплывчатые очертания. Предмет двигается, проводя какие-то манипуляции. Я открываю глаза.</text:p>
      <text:p text:style-name="P5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3">– Больной, как вы себя чувствуете? Вы можете назвать своё имя?</text:p>
      <text:p text:style-name="P53">Я закрываю глаза и пытаюсь вспомнить.</text:p>
      <text:p text:style-name="P5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3">Я вспомнил депрессию последних месяцев и своё увольнение. Я вспомнил звёзд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text:soft-page-break/>обмороженные руки-ноги, то остаток жизни проживёшь в инвалидном кресле, вспоминая, как хотел стать альпинистом!</text:p>
      <text:p text:style-name="P53">Я вспомнил почти всё. Моё имя? Осталось вспомнить имя. Меня зовут...</text:p>
      <text:p text:style-name="P53">– Ма-а-акс! Ма-а-акс! Ма-а-акс!</text:p>
      <text:p text:style-name="P53">Едва слышный крик отвлекает от воспоминаний. Меня зовут Макс? Кто-то трясёт меня и выкрикивает моё имя. Только что обретенный мир расплывается у меня в сознании, на его место приходит другой. Другие воспоминания. Я открываю глаза и вижу фигуру в голубом...</text:p>
      <text:p text:style-name="P46">…</text:p>
      <text:p text:style-name="P46">Сознание с трудом возвращалось в гудевшую <text:span text:style-name="T60">как с бодуна</text:span> голову. Синяя клякса сфокусировалась в пегаску, </text:p>
      <text:p text:style-name="P46"/>
      <text:p text:style-name="P46"/>
      <text:p text:style-name="P46">обеспокоенно склонившуюся надо мной.</text:p>
      <text:p text:style-name="P46">– Макс, ты <text:span text:style-name="T60">цел</text:span>? – <text:span text:style-name="T60">пегаска прислонила ухо к моей груди, пытаясь </text:span>услышать<text:span text:style-name="T60"> пульс.</text:span></text:p>
      <text:p text:style-name="P46"/>
      <text:p text:style-name="P46"/>
      <text:p text:style-name="P46"/>
      <text:p text:style-name="P46">&lt;<text:span text:style-name="T19">Добавить в фанфик плетение шуточных интриг принцессами друг против дружки</text:span>&gt;</text:p>
      <text:p text:style-name="P46"/>
      <text:p text:style-name="P4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3"><text:s/></text:p>
      <text:p text:style-name="P41">&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1"/>
      <text:p text:style-name="P41">&lt;<text:span text:style-name="T20">В сцене прощания (во сне): </text:span></text:p>
      <text:p text:style-name="P41"><text:span text:style-name="T20">-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0">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1"><text:span text:style-name="T20">Дальше — использовать по-максимуму уже написанное</text:span>&gt;</text:p>
      <text:p text:style-name="P46"/>
      <text:p text:style-name="P46"/>
      <text:p text:style-name="P4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text:span><text:soft-page-break/><text:span text:style-name="T20">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0">У Вечнодикого леса Дэш сама рассказывает Максу сказку о Ксенофилии</text:span>&gt;</text:p>
      <text:p text:style-name="P46"/>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1">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text:soft-page-break/>&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1">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9"/>
      <text:p text:style-name="P38"/>
      <text:p text:style-name="P32"/>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text:soft-page-break/>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text:soft-page-break/></text:p>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9"/>
      <text:p text:style-name="P38"/>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6" text:outline-level="2">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
      <text:p text:style-name="P64">***</text:p>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oft-page-break/><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3"/>
      <text:p text:style-name="P63"><text:span text:style-name="T8">–</text:span> А дальше всё было хуже, намного хуже...</text:p>
      <text:p text:style-name="P63"/>
      <text:p text:style-name="P1"/>
      <text:p text:style-name="P63"/>
      <text:p text:style-name="P64">***</text:p>
      <text:p text:style-name="P67"/>
      <text:p text:style-name="P63"><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Рейд пони-рэйнджеров</text:h>
      <text:p text:style-name="P63"/>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text:soft-page-break/>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oft-page-break/><text:span text:style-name="T8">–</text:span> У вас рассечен бок. И колотая рана на шее.</text:p>
      <text:p text:style-name="P63"><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text:soft-page-break/>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text:soft-page-break/></text:p>
      <text:h text:style-name="P136" text:outline-level="2">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text:soft-page-break/></text:p>
      <text:p text:style-name="P93"/>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text:soft-page-break/>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text:soft-page-break/></text:p>
      <text:p text:style-name="P63"/>
      <text:p text:style-name="P63">...</text:p>
      <text:p text:style-name="P63"/>
      <text:p text:style-name="P6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oft-page-break/><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text:soft-page-break/></text:p>
      <text:p text:style-name="P63"/>
      <text:p text:style-name="P63"><text:span text:style-name="T8">–</text:span> Я первая предложила! <text:span text:style-name="T8">–</text:span> возмутилась Пинки.</text:p>
      <text:p text:style-name="P63"><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text:soft-page-break/>День с Рэйнбоу Дэш</text:h>
      <text:p text:style-name="P63"/>
      <text:p text:style-name="P63">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oft-page-break/><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oft-page-break/><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oft-page-break/><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oft-page-break/><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text:soft-page-break/>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soft-page-break/>…</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oft-page-break/><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text:soft-page-break/>– А как…</text:p>
      <text:p text:style-name="P63">– Не изволь беспокоиться, я и не в таких мирах бывал, – перебил меня Дискорд. –</text:p>
      <text:p text:style-name="P67"/>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text:soft-page-break/></text:p>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7217601188167249995"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38761664" text:continue-numbering="true" text:style-name="L5">
        <text:list-header>
          <text:p text:style-name="P149">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745778" text:continue-numbering="true" text:style-name="L5">
        <text:list-header>
          <text:p text:style-name="P149">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767866"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7871921587410764123"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5214313230397704605"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8673351502307922655" text:style-name="L8">
        <text:list-header>
          <text:p text:style-name="P151">(<text:span text:style-name="T26">Луна — как повелительница снов, слышала разговор Макса с Анакорном</text:span>)</text:p>
          <text:p text:style-name="P152"/>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2"><text:span text:style-name="T22">- Точно? Ну офигеть! </text:span>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text:soft-page-break/>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text:soft-page-break/></text:p>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3T18:58:13.14</dc:date>
    <meta:editing-duration>P86DT17H55M24S</meta:editing-duration>
    <meta:editing-cycles>5016</meta:editing-cycles>
    <meta:generator>OpenOffice/4.1.1$Win32 OpenOffice.org_project/411m6$Build-9775</meta:generator>
    <dc:creator>макс </dc:creator>
    <meta:document-statistic meta:table-count="0" meta:image-count="0" meta:object-count="0" meta:page-count="174" meta:paragraph-count="3581" meta:word-count="83206" meta:character-count="529331"/>
  </office:meta>
</office:document-meta>
</file>